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fo:text-align="justify" style:justify-single-word="false"/>
      <style:text-properties fo:font-size="10.5pt" style:font-size-asian="10.5pt" style:font-size-complex="10.5pt" fo:background-color="#ffffff"/>
    </style:style>
    <style:style style:name="P5"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font-weight="bold" style:font-weight-asian="bold"/>
    </style:style>
    <style:style style:name="T2" style:family="text">
      <style:text-properties fo:font-weight="bold" style:font-weight-asian="bold" fo:background-color="#ffffff"/>
    </style:style>
    <style:style style:name="T3" style:family="text">
      <style:text-properties fo:font-size="10.5pt" style:font-size-asian="10.5pt" style:font-size-complex="10.5pt" fo:background-color="#ffffff"/>
    </style:style>
    <style:style style:name="T4" style:family="text">
      <style:text-properties fo:font-size="10.5pt" fo:font-weight="bold" style:font-size-asian="10.5pt" style:font-weight-asian="bold" style:font-size-complex="10.5pt" fo:background-color="#ffffff"/>
    </style:style>
    <style:style style:name="T5" style:family="text">
      <style:text-properties style:text-underline-style="solid" style:text-underline-width="auto" style:text-underline-color="font-color" fo:font-weight="bold" style:font-weight-asian="bold"/>
    </style:style>
    <style:style style:name="T6" style:family="text">
      <style:text-properties fo:font-size="9pt" style:font-size-asian="9pt" style:font-size-complex="9pt"/>
    </style:style>
    <style:style style:name="T7" style:family="text">
      <style:text-properties fo:color="#1155cc" fo:font-size="9pt" style:text-underline-style="solid" style:text-underline-width="auto" style:text-underline-color="font-color" style:font-size-asian="9pt" style:font-size-complex="9pt"/>
    </style:style>
  </office:automatic-styles>
  <office:body>
    <office:text text:use-soft-page-breaks="true">
      <text:tracked-changes text:track-changes="false">
        <text:changed-region xml:id="ct67491408" text:id="ct67491408">
          <text:deletion>
            <office:change-info>
              <dc:creator>Gandzia Gandzia</dc:creator>
              <dc:date>2017-10-16T19:44:56</dc:date>
            </office:change-info>
            <text:p text:style-name="P1"><text:s/>na</text:p>
          </text:deletion>
        </text:changed-region>
        <text:changed-region xml:id="ct67505648" text:id="ct67505648">
          <text:insertion>
            <office:change-info>
              <dc:creator>Gandzia Gandzia</dc:creator>
              <dc:date>2017-10-16T19:50:01</dc:date>
            </office:change-info>
          </text:insertion>
        </text:changed-region>
        <text:changed-region xml:id="ct67506640" text:id="ct67506640">
          <text:deletion>
            <office:change-info>
              <dc:creator>Gandzia Gandzia</dc:creator>
              <dc:date>2017-10-16T19:50:01</dc:date>
            </office:change-info>
            <text:p text:style-name="P1"><text:s/>między warstwam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 internecie ostatnio aż huczy od prac i przyborów na bazie tuszu. Nic dziwnego, w końcu mamy ogólnoświatowy event – Inktober (jego nazwa została stworzona z połączenia słów: ink – tusz i october – październik). W związku z tym dzisiejszy artykuł będzie poświęcony… kredkom KOH-I-NOOR Polycolor! </text:p>
      <text:p text:style-name="P3">&gt;&gt; Moon </text:p>
      <text:p text:style-name="P1"><text:span text:style-name="T1">KOH-I-NOOR </text:span><text:span text:style-name="T2">HARDTMUTH</text:span></text:p>
      <text:p text:style-name="P1">Przybory tej firmy towarzyszyły mi od początku pracy nad rozwijaniem umiejętności plastycznych. Uogólniając, będzie to już jakieś sześć, jak nie siedem lat. </text:p>
      <text:p text:style-name="P1">Sama firma swoje początki datuje na 1790 rok i wiąże je z opracowaniem przez założyciela <text:span text:style-name="T3">Franza Hardmutha ołówka 1500. Był on bardzo wyjątkowy, ponieważ jako pierwszy z produkowanych wówczas na świecie został polakierowany na żółto i oznaczony stworzonym przez Hardmutha systemem liczb i liter określających stopień twardości grafitu. Z ciekawszych rzeczy, system ten obowiązuje po dzień dzisiejszy.</text:span></text:p>
      <text:p text:style-name="P1"><text:span text:style-name="T3">Firma Koh-i-noor prócz wysokiej jakości ołówków produkuje także wspomniane przeze mnie kredki, ale również przybory kreślarskie, pastele i inne artykuły papiernicze, od farb do szkicowników włącznie. Naprawdę jest w czym wybierać. </text:span></text:p>
      <text:p text:style-name="P4"/>
      <text:p text:style-name="P1"><text:span text:style-name="T4">Kredki KOH-I-NOOR Polycolor </text:span></text:p>
      <text:p text:style-name="P1"><text:span text:style-name="T3">To był pierwszy duży zestaw, na jaki sobie pozwoliłam, a raczej uzbierałam z pomocą ciężkiej pracy, wyrzeczeń i litości rodziców. Trafiłam na nie całkowicie przez przypadek. Los chciał, że w jedynym sklepie plastycznym w moim mieście największym zestawem kredek “artystycznych” były KOH-I-NOOR Polycolor w liczbie 72 sztuk w metalowej kasecie. Nigdy przedtem nie widziałam na oczy tylu odcieni kolorowych ołówków. Do tego cena nie odstraszała aż tak bardzo. Zapłaciłam za nie wówczas 150 zł. Z fajnych informacji, w niektórych sklepach nadal można je dostać w podobnej cenie. Jak na swoją jakość są to jedne z tańszych kredek artystycznych. <text:s/></text:span></text:p>
      <text:p text:style-name="P1">Szczerze polecam je dla początkujących, którzy chcieliby spróbować kredek ciut bardziej zaawansowanych. Nie są zbyt wymagające, a mi osobiście pomogły rozwinąć swoje umiejętności pracy z kolorem. <text:s/></text:p>
      <text:p text:style-name="P1"/>
      <text:p text:style-name="P1"><text:span text:style-name="T4">Ile fabryka dała...</text:span></text:p>
      <text:p text:style-name="P1">Polycolory dostępne są w zestawach po 12, 24, 36, 48 oraz 72 sztuk w metalowej kasecie lub w papierowym opakowaniu, z wyłączeniem zestawu najmniejszego. O ile w mniejszych zestawach metalowa kasetka spełnia swoje zadanie i chroni kredki, to w zestawie największym zamocowana na zawiasach klapa w moim przypadku szybko się wyhaczyła. Pomimo tego, opakowanie nadal spełnia swoją funkcję. Po prostu jak zabieram je w podróż, zaklejam klapę taśmą, by się nie otworzyła. </text:p>
      <text:p text:style-name="P1">Największy zestaw polycolorów, prócz szerokiej gamy kolorów podstawowych, ma również złotą i srebrną barwę. Ich pigment połyskuje na kartce w lekko brokatowym efekcie. </text:p>
      <text:p text:style-name="P1">Kredki poza zestawami można kupić na sztuki. To bardzo wygodna opcja, jeśli chcemy sami stworzyć sobie kolekcję kolorów dostosowaną do naszych potrzeb. Umożliwia to również<text:change text:change-id="ct67491408"/> uzupełnianie zestawów o pojedyncze okazy bez potrzeby kupowania nowego. </text:p>
      <text:p text:style-name="P1"/>
      <text:p text:style-name="P1"><text:span text:style-name="T1">Okiem Rarity</text:span></text:p>
      <text:p text:style-name="P1">Design kredki jest prosty, ale dość ładny. Kształt w przekroju jest tradycyjnie sześciokątem foremnym, który według mnie jest całkiem wygodny w użytkowaniu. Każda sztuka polakierowana jest na kolor odpowiadający barwie znajdującego się w niej grafitu i przeważnie faktycznie zgadza się z rzeczywistym kolorem, widocznym na kartce. Na każdej kredce dodatkowo znajdują się napisy z nazwą firmy, nazwą zestawu, serią i numerem koloru. Oprawka wykonana jest z drewna cedrowego i po temperowaniu wydziela urzekający zapach żywicy. Wyglądu dopełnia złota zaokrąglona końcówka, która nadaje kredce “bardziej profesjonalny” charakter.</text:p>
      <text:p text:style-name="P1"/>
      <text:p text:style-name="P1"><text:span text:style-name="T1">Jak zachowują się na papierze? </text:span><text:line-break/>Pigment grafitu w Polycolor jest całkiem intensywny, do tego widoczny nawet na ciemnej powierzchni. Czerń jest głęboka, choć w porównaniu do kredek droższych wypada ciut bledsza. Biała w moim odczuciu jest chyba jedną z najsłabiej napigmentowanych, za to nadaje się całkiem dobrze do blendowania<text:span text:style-name="T5"> </text:span>kolorów i tworzenia gładszych przejść. (Uwaga, dziwne słowo: “blendowanie” jest zwrotem zapożyczonym z języka angielskiego, gdzie czasownik “blend” oznacza mieszać, łączyć). Kredki łączą się ze sobą całkiem dobrze zarówno na gładkim, jak i fakturowanym papierze. W szkicownikach firmy Canson, o których pisałam poprzednio, mieszają się one dość płynnie, co umożliwia utworzenie barwy, na której w danym momencie nam zależy. Podobnie jest z papierem firmy Winsor&amp;Newton, za to na kartkach ksero efekt jest słabszy. W ich przypadku w celu stworzenia nowego odcienia lepiej jest bazowo nałożyć ciemniejszy kolor i później go “rozjaśnić”, aby przejście było gładsze. Polycolory są raczej trudno wymazywalne i wodoodporne. </text:p>
      <text:p text:style-name="P1"/>
      <text:p text:style-name="P1"><text:span text:style-name="T1">Grafit i oleje nie tylko do frytek</text:span><text:line-break/>Sercem i najważniejszym elementem każdej kredki jest grafit. Samym drewnem niczego byśmy nie narysowali, no chyba że byłby to osmolony kijek... </text:p>
      <text:p text:style-name="P1">W skład serca Polycolorów wchodzą specjalne oleje, to one ułatwiają łączenie się<text:change-start text:change-id="ct67505648"/> warstw<text:change-end text:change-id="ct67505648"/><text:change text:change-id="ct67506640"/> i wspomagają wypełnianie barwnikiem porów w papierze. Ich dodatek sprawia, że grafit jest raczej średniej twardości i dość miękko rozprowadza się po powierzchni roboczej. Nie umniejsza to jednocześnie właściwości utrzymywania szpicu po naostrzeniu kredki, która jest dość dobra. Grafit raczej rzadko się łamie, choć z tego co zdążyłam zauważyć, nie jest zbyt odporny na upadek z wysokości biurka. Niestety przy zbyt mocnym nacisku ma ona tendencję do pylenia, co może powodować niechciane kolorowe smugi wokół pokolorowanego obszaru. W miarę wprawy takie wypadki są rzadsze, ale zapobiegawczo można podłożyć sobie pod rękę kawałek papieru. Innym efektem ubocznym tego zjawiska są malutkie grudki, które czasem tworzą się podczas rysowania prostych linii. Rozkład pigmentu w przybliżeniu nie zawsze jest równomierny.<text:line-break/>Skład grafitu umożliwia również rozpuszczanie pigmentu za pomocą blendera w pisaku, markera na bazie alkoholu lub wszelkiego rodzaju olei, tworząc w ten sposób efekt imitujący tusz lub nawet akwarelę. </text:p>
      <text:p text:style-name="P1"/>
      <text:p text:style-name="P1"><text:span text:style-name="T1">Czy kredku może w MLP?</text:span></text:p>
      <text:p text:style-name="P1"><text:soft-page-break/>Paleta tych kredek jest całkiem nasycona i bogata w odcienie żółci/pomarańczu oraz błękitów. Brakuje w niej większej ilości kolorów pastelowych, róży i niebieskich odmian fioletu, który swego czasu był bardzo popularny jako barwa sierści dla kucykowych OCków. Z powodzeniem możemy użyć ich do narysowania całej Mane 6, bo dwa dostępne w palecie odcienie z rodziny róży akurat pasują do kolorystyki Pinkie Pie. W przypadku grzywy Fluttershy kolor może wydać się ciut zbyt ciepły, ale nie jest to nic rażącego i wołającego o pomstę do nieba. Kredki z uwagi na swoją intensywność idealnie nadają się do bajkowych klimatów prac z wesołymi, kolorowymi kopytnymi, choć poradzą sobie też z bardziej stonowanym nastrojem rysunku.<text:line-break/></text:p>
      <text:p text:style-name="P1"/>
      <text:p text:style-name="P1"><text:span text:style-name="T6">Baner:<text:line-break/></text:span><text:a xlink:type="simple" xlink:href="https://sta.sh/02d8wp52m5fk" text:style-name="Internet_20_link" text:visited-style-name="Visited_20_Internet_20_Link"><text:span text:style-name="T7">https://sta.sh/02d8wp52m5fk</text:span></text:a><text:span text:style-name="T6"> </text:span></text:p>
      <text:p text:style-name="P1"><text:span text:style-name="T6">Grafiki proponowane (próbnik proponowany szczególnie ;P)<text:line-break/></text:span><text:a xlink:type="simple" xlink:href="https://sta.sh/220ihvc0ekv4" text:style-name="Internet_20_link" text:visited-style-name="Visited_20_Internet_20_Link"><text:span text:style-name="T7">https://sta.sh/220ihvc0ekv4</text:span></text:a><text:span text:style-name="T6"> - próbnik</text:span></text:p>
      <text:p text:style-name="P1"><text:a xlink:type="simple" xlink:href="http://fav.me/dbpts99" text:style-name="Internet_20_link" text:visited-style-name="Visited_20_Internet_20_Link"><text:span text:style-name="T7">http://fav.me/dbpts99</text:span></text:a><text:span text:style-name="T6"> - celestia</text:span></text:p>
      <text:p text:style-name="P1"><text:a xlink:type="simple" xlink:href="http://fav.me/db1ydcj" text:style-name="Internet_20_link" text:visited-style-name="Visited_20_Internet_20_Link"><text:span text:style-name="T7">http://fav.me/db1ydcj</text:span></text:a></text:p>
      <text:p text:style-name="P1"><text:a xlink:type="simple" xlink:href="http://fav.me/dbdywlk" text:style-name="Internet_20_link" text:visited-style-name="Visited_20_Internet_20_Link"><text:span text:style-name="T7">http://fav.me/dbdywlk</text:span></text:a></text:p>
      <text:p text:style-name="P1"><text:a xlink:type="simple" xlink:href="http://fav.me/da7bogc" text:style-name="Internet_20_link" text:visited-style-name="Visited_20_Internet_20_Link"><text:span text:style-name="T7">http://fav.me/da7bogc</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6" meta:word-count="975" meta:character-count="6812" meta:non-whitespace-character-count="5842"/>
    <meta:generator>LibreOfficeDev/5.1.0.3$Linux_X86_64 LibreOffice_project/</meta:generator>
  </office:meta>
</office:document-meta>
</file>